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32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8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able without Normal shape</text:p>
          </table:table-cell>
          <table:covered-table-cell table:number-columns-repeated="4"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employees_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table:number-columns-repeated="2" office:value-type="string" calcext:value-type="string">
            <text:p>contact</text:p>
          </table:table-cell>
          <table:table-cell table:style-name="Default" office:value-type="string" calcext:value-type="string">
            <text:p>hire_date</text:p>
          </table:table-cell>
          <table:table-cell office:value-type="string" calcext:value-type="string">
            <text:p>department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<text:a xlink:href="mailto:jo@gmail.com" xlink:type="simple">jo@gmail.com</text:a></text:p>
          </table:table-cell>
          <table:table-cell office:value-type="float" office:value="99999999" calcext:value-type="float">
            <text:p>99999999</text:p>
          </table:table-cell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Sales, administration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<text:span text:style-name="T1"><text:a xlink:href="mailto:andre1990@gmail.com" xlink:type="simple">andre1990@gmail.com</text:a></text:span></text:p>
          </table:table-cell>
          <table:table-cell office:value-type="float" office:value="88888888" calcext:value-type="float">
            <text:p>88888888</text:p>
          </table:table-cell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Marketing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<text:a xlink:href="mailto:cindy@outlook.com" xlink:type="simple">cindy@outlook.com</text:a></text:p>
          </table:table-cell>
          <table:table-cell office:value-type="float" office:value="77777777" calcext:value-type="float">
            <text:p>77777777</text:p>
          </table:table-cell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TI, engeneering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<text:a xlink:href="mailto:fernanda@hotmail.com" xlink:type="simple">fernanda@hotmail.com</text:a></text:p>
          </table:table-cell>
          <table:table-cell office:value-type="float" office:value="66666666" calcext:value-type="float">
            <text:p>66666666</text:p>
          </table:table-cell>
          <table:table-cell office:value-type="date" office:date-value="2020-09-15" calcext:value-type="date">
            <text:p>2020-09-15</text:p>
          </table:table-cell>
          <table:table-cell office:value-type="string" calcext:value-type="string">
            <text:p>Administration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First Nortmal Shape</text:p>
          </table:table-cell>
          <table:covered-table-cell table:number-columns-repeated="4"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employees_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phone</text:p>
          </table:table-cell>
          <table:table-cell table:style-name="Default" office:value-type="string" calcext:value-type="string">
            <text:p>hire_date</text:p>
          </table:table-cell>
          <table:table-cell office:value-type="string" calcext:value-type="string">
            <text:p>department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<text:a xlink:href="mailto:jo@gmail.com" xlink:type="simple">jo@gmail.com</text:a></text:p>
          </table:table-cell>
          <table:table-cell office:value-type="float" office:value="99999999" calcext:value-type="float">
            <text:p>99999999</text:p>
          </table:table-cell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Sale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<text:a xlink:href="mailto:jo@gmail.com" xlink:type="simple">jo@gmail.com</text:a></text:p>
          </table:table-cell>
          <table:table-cell office:value-type="float" office:value="99999999" calcext:value-type="float">
            <text:p>99999999</text:p>
          </table:table-cell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Administration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<text:span text:style-name="T1"><text:a xlink:href="mailto:andre1990@gmail.com" xlink:type="simple">andre1990@gmail.com</text:a></text:span></text:p>
          </table:table-cell>
          <table:table-cell office:value-type="float" office:value="88888888" calcext:value-type="float">
            <text:p>88888888</text:p>
          </table:table-cell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Marketing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<text:a xlink:href="mailto:cindy@outlook.com" xlink:type="simple">cindy@outlook.com</text:a></text:p>
          </table:table-cell>
          <table:table-cell office:value-type="float" office:value="77777777" calcext:value-type="float">
            <text:p>77777777</text:p>
          </table:table-cell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TI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<text:a xlink:href="mailto:cindy@outlook.com" xlink:type="simple">cindy@outlook.com</text:a></text:p>
          </table:table-cell>
          <table:table-cell office:value-type="float" office:value="77777777" calcext:value-type="float">
            <text:p>77777777</text:p>
          </table:table-cell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geneering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<text:a xlink:href="mailto:fernanda@hotmail.com" xlink:type="simple">fernanda@hotmail.com</text:a></text:p>
          </table:table-cell>
          <table:table-cell office:value-type="float" office:value="66666666" calcext:value-type="float">
            <text:p>66666666</text:p>
          </table:table-cell>
          <table:table-cell office:value-type="date" office:date-value="2020-09-15" calcext:value-type="date">
            <text:p>2020-09-15</text:p>
          </table:table-cell>
          <table:table-cell office:value-type="string" calcext:value-type="string">
            <text:p>Administration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Second Normal Shape</text:p>
          </table:table-cell>
          <table:covered-table-cell table:number-columns-repeated="4"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employees_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phone</text:p>
          </table:table-cell>
          <table:table-cell table:style-name="Default" office:value-type="string" calcext:value-type="string">
            <text:p>hire_date</text:p>
          </table:table-cell>
          <table:table-cell office:value-type="string" calcext:value-type="string">
            <text:p>department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<text:a xlink:href="mailto:jo@gmail.com" xlink:type="simple">jo@gmail.com</text:a></text:p>
          </table:table-cell>
          <table:table-cell office:value-type="float" office:value="99999999" calcext:value-type="float">
            <text:p>99999999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<text:a xlink:href="mailto:jo@gmail.com" xlink:type="simple">jo@gmail.com</text:a></text:p>
          </table:table-cell>
          <table:table-cell office:value-type="float" office:value="99999999" calcext:value-type="float">
            <text:p>99999999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<text:span text:style-name="T1"><text:a xlink:href="mailto:andre1990@gmail.com" xlink:type="simple">andre1990@gmail.com</text:a></text:span></text:p>
          </table:table-cell>
          <table:table-cell office:value-type="float" office:value="88888888" calcext:value-type="float">
            <text:p>88888888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<text:a xlink:href="mailto:cindy@outlook.com" xlink:type="simple">cindy@outlook.com</text:a></text:p>
          </table:table-cell>
          <table:table-cell office:value-type="float" office:value="77777777" calcext:value-type="float">
            <text:p>77777777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<text:a xlink:href="mailto:cindy@outlook.com" xlink:type="simple">cindy@outlook.com</text:a></text:p>
          </table:table-cell>
          <table:table-cell office:value-type="float" office:value="77777777" calcext:value-type="float">
            <text:p>77777777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<text:a xlink:href="mailto:fernanda@hotmail.com" xlink:type="simple">fernanda@hotmail.com</text:a></text:p>
          </table:table-cell>
          <table:table-cell office:value-type="float" office:value="66666666" calcext:value-type="float">
            <text:p>66666666</text:p>
          </table:table-cell>
          <table:table-cell office:value-type="date" office:date-value="2020-09-15" calcext:value-type="date">
            <text:p>2020-09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department_id</text:p>
          </table:table-cell>
          <table:table-cell office:value-type="string" calcext:value-type="string">
            <text:p>name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es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ministration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keting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geneering</text:p>
          </table:table-cell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09:54:00.320192437</meta:creation-date>
    <dc:date>2020-07-27T13:34:24.365340544</dc:date>
    <meta:editing-duration>PT3H20M3S</meta:editing-duration>
    <meta:editing-cycles>1</meta:editing-cycles>
    <meta:document-statistic meta:table-count="1" meta:cell-count="148" meta:object-count="0"/>
    <meta:generator>LibreOffice/6.0.7.3$Linux_X86_64 LibreOffice_project/00m0$Build-3</meta:generator>
  </office:meta>
</office:document-meta>
</file>